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7BC000015516C5F06AA.png" manifest:media-type=""/>
  <manifest:file-entry manifest:full-path="Pictures/10000000000003EF000002D813DB0E7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head_20_4" draw:marker-end-width="0.2cm" draw:fill="none" draw:textarea-vertical-align="middle"/>
    </style:style>
    <style:style style:name="gr15" style:family="graphic" style:parent-style-name="standard">
      <style:graphic-properties svg:stroke-color="#000000" draw:marker-end="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head_20_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font-name="Arial"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style="normal" fo:font-weight="bold"/>
    </style:style>
    <style:style style:name="P7" style:family="paragraph">
      <style:text-properties style:font-name="Liberation Mono1" fo:font-size="10pt" fo:font-style="normal" fo:font-weight="bold" style:font-size-asian="10pt" style:font-size-complex="10pt"/>
    </style:style>
    <style:style style:name="P8" style:family="paragraph">
      <style:text-properties style:font-name="Liberation Mono1" fo:font-size="8pt" style:font-size-asian="8pt" style:font-size-complex="8pt"/>
    </style:style>
    <style:style style:name="P9" style:family="paragraph">
      <style:paragraph-properties fo:text-align="center"/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P10" style:family="paragraph">
      <style:paragraph-properties fo:text-align="start"/>
      <style:text-properties style:font-name="Liberation Mono1" fo:font-size="14pt" style:font-size-asian="14pt" style:font-size-complex="14pt"/>
    </style:style>
    <style:style style:name="P11" style:family="paragraph">
      <style:paragraph-properties fo:text-align="center"/>
      <style:text-properties style:font-name="Liberation Mono1" fo:font-weight="bold" style:font-weight-asian="bold" style:font-weight-complex="bold"/>
    </style:style>
    <style:style style:name="P12" style:family="paragraph">
      <style:paragraph-properties fo:margin-top="0cm" fo:margin-bottom="0.05cm" fo:line-height="200%" fo:text-align="end">
        <style:tab-stops/>
      </style:paragraph-properties>
      <style:text-properties fo:font-size="12pt" style:font-size-asian="12pt" style:font-size-complex="12pt"/>
    </style:style>
    <style:style style:name="P13" style:family="paragraph">
      <style:paragraph-properties fo:margin-top="0cm" fo:margin-bottom="0.05cm" fo:line-height="200%" fo:text-align="end">
        <style:tab-stops/>
      </style:paragraph-properties>
      <style:text-properties style:font-name="Liberation Mono1" fo:font-size="12pt" style:font-size-asian="12pt" style:font-size-complex="12pt"/>
    </style:style>
    <style:style style:name="P14" style:family="paragraph">
      <style:paragraph-properties fo:margin-top="0cm" fo:margin-bottom="0.05cm" fo:line-height="200%" fo:text-align="start">
        <style:tab-stops/>
      </style:paragraph-properties>
      <style:text-properties fo:font-size="12pt" style:font-size-asian="12pt" style:font-size-complex="12pt"/>
    </style:style>
    <style:style style:name="P15" style:family="paragraph">
      <style:paragraph-properties fo:margin-top="0cm" fo:margin-bottom="0.05cm" fo:line-height="200%" fo:text-align="start">
        <style:tab-stops/>
      </style:paragraph-properties>
      <style:text-properties style:font-name="Liberation Mono1" fo:font-size="12pt" style:font-size-asian="12pt" style:font-size-complex="12pt"/>
    </style:style>
    <style:style style:name="P16" style:family="paragraph">
      <style:paragraph-properties fo:text-align="center"/>
      <style:text-properties style:font-name="Arial" fo:font-size="10pt" style:font-size-asian="10pt" style:font-size-complex="10pt"/>
    </style:style>
    <style:style style:name="P17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Liberation Mono1" fo:font-size="10pt" fo:font-style="normal" fo:font-weight="bold" style:font-size-asian="10pt" style:font-size-complex="10pt"/>
    </style:style>
    <style:style style:name="T4" style:family="text">
      <style:text-properties style:font-name="Liberation Mono1" fo:font-size="8pt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Mono1" fo:font-size="12pt" style:font-size-asian="12pt" style:font-size-complex="12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rect draw:style-name="gr1" draw:text-style-name="P1" draw:layer="layout" svg:width="6cm" svg:height="7.1cm" svg:x="12.711cm" svg:y="6.4cm">
          <text:p text:style-name="P1">uDLX</text:p>
          <text:p text:style-name="P1">Core</text:p>
        </draw:rect>
        <draw:line draw:style-name="gr2" draw:text-style-name="P2" draw:layer="layout" svg:x1="10.711cm" svg:y1="7.4cm" svg:x2="12.711cm" svg:y2="7.4cm">
          <text:p/>
        </draw:line>
        <draw:frame draw:style-name="gr3" draw:text-style-name="P3" draw:layer="layout" svg:width="1.637cm" svg:height="0.806cm" svg:x="9.211cm" svg:y="6.964cm">
          <draw:text-box>
            <text:p><text:span text:style-name="T1">clock</text:span></text:p>
          </draw:text-box>
        </draw:frame>
        <draw:line draw:style-name="gr2" draw:text-style-name="P2" draw:layer="layout" svg:x1="10.711cm" svg:y1="8.4cm" svg:x2="12.711cm" svg:y2="8.4cm">
          <text:p/>
        </draw:line>
        <draw:frame draw:style-name="gr4" draw:text-style-name="P3" draw:layer="layout" svg:width="1.8cm" svg:height="0.806cm" svg:x="9.211cm" svg:y="7.964cm">
          <draw:text-box>
            <text:p><text:span text:style-name="T1">reset</text:span></text:p>
          </draw:text-box>
        </draw:frame>
        <draw:line draw:style-name="gr5" draw:text-style-name="P2" draw:layer="layout" svg:x1="10.711cm" svg:y1="9.4cm" svg:x2="12.711cm" svg:y2="9.4cm">
          <text:p/>
        </draw:line>
        <draw:frame draw:style-name="gr4" draw:text-style-name="P3" draw:layer="layout" svg:width="3.811cm" svg:height="0.806cm" svg:x="7.3cm" svg:y="8.964cm">
          <draw:text-box>
            <text:p><text:span text:style-name="T1">sram_data_io</text:span></text:p>
          </draw:text-box>
        </draw:frame>
        <draw:line draw:style-name="gr5" draw:text-style-name="P2" draw:layer="layout" svg:x1="20.719cm" svg:y1="7.4cm" svg:x2="18.719cm" svg:y2="7.4cm">
          <text:p/>
        </draw:line>
        <draw:frame draw:style-name="gr3" draw:text-style-name="P3" draw:layer="layout" svg:width="2.868cm" svg:height="0.806cm" svg:x="20.62cm" svg:y="6.964cm">
          <draw:text-box>
            <text:p><text:span text:style-name="T1">sram_addr</text:span></text:p>
          </draw:text-box>
        </draw:frame>
        <draw:line draw:style-name="gr5" draw:text-style-name="P2" draw:layer="layout" svg:x1="20.719cm" svg:y1="9.4cm" svg:x2="18.719cm" svg:y2="9.4cm">
          <text:p/>
        </draw:line>
        <draw:frame draw:style-name="gr3" draw:text-style-name="P3" draw:layer="layout" svg:width="3.144cm" svg:height="0.806cm" svg:x="20.62cm" svg:y="8.964cm">
          <draw:text-box>
            <text:p><text:span text:style-name="T1">sdram_addr</text:span></text:p>
          </draw:text-box>
        </draw:frame>
        <draw:line draw:style-name="gr5" draw:text-style-name="P2" draw:layer="layout" svg:x1="10.711cm" svg:y1="10.4cm" svg:x2="12.711cm" svg:y2="10.4cm">
          <text:p/>
        </draw:line>
        <draw:frame draw:style-name="gr4" draw:text-style-name="P3" draw:layer="layout" svg:width="4.4cm" svg:height="0.806cm" svg:x="7.06cm" svg:y="9.964cm">
          <draw:text-box>
            <text:p><text:span text:style-name="T1">sdram_data_io</text:span></text:p>
          </draw:text-box>
        </draw:frame>
        <draw:line draw:style-name="gr2" draw:text-style-name="P2" draw:layer="layout" svg:x1="20.719cm" svg:y1="8.4cm" svg:x2="18.719cm" svg:y2="8.4cm">
          <text:p/>
        </draw:line>
        <draw:frame draw:style-name="gr3" draw:text-style-name="P3" draw:layer="layout" svg:width="3.063cm" svg:height="0.806cm" svg:x="20.62cm" svg:y="7.964cm">
          <draw:text-box>
            <text:p><text:span text:style-name="T1">sram_we_n</text:span></text:p>
          </draw:text-box>
        </draw:frame>
        <draw:line draw:style-name="gr2" draw:text-style-name="P2" draw:layer="layout" svg:x1="20.719cm" svg:y1="10.4cm" svg:x2="18.719cm" svg:y2="10.4cm">
          <text:p/>
        </draw:line>
        <draw:frame draw:style-name="gr3" draw:text-style-name="P3" draw:layer="layout" svg:width="3.338cm" svg:height="0.806cm" svg:x="20.62cm" svg:y="9.964cm">
          <draw:text-box>
            <text:p><text:span text:style-name="T1">sdram_we_n</text:span></text:p>
          </draw:text-box>
        </draw:frame>
        <draw:line draw:style-name="gr2" draw:text-style-name="P2" draw:layer="layout" svg:x1="10.711cm" svg:y1="11.4cm" svg:x2="12.711cm" svg:y2="11.4cm">
          <text:p/>
        </draw:line>
        <draw:frame draw:style-name="gr4" draw:text-style-name="P3" draw:layer="layout" svg:width="4.411cm" svg:height="0.806cm" svg:x="6.5cm" svg:y="10.964cm">
          <draw:text-box>
            <text:p><text:span text:style-name="T1">sram_data_ready</text:span></text:p>
          </draw:text-box>
        </draw:frame>
        <draw:line draw:style-name="gr2" draw:text-style-name="P2" draw:layer="layout" svg:x1="10.712cm" svg:y1="12.4cm" svg:x2="12.712cm" svg:y2="12.4cm">
          <text:p/>
        </draw:line>
        <draw:frame draw:style-name="gr4" draw:text-style-name="P3" draw:layer="layout" svg:width="4.712cm" svg:height="0.806cm" svg:x="6.2cm" svg:y="11.964cm">
          <draw:text-box>
            <text:p><text:span text:style-name="T1">sdram_data_ready</text:span></text:p>
          </draw:text-box>
        </draw:frame>
      </draw:page>
      <draw:page draw:name="page2" draw:style-name="dp1" draw:master-page-name="Padrão">
        <draw:frame draw:style-name="gr6" draw:text-style-name="P1" draw:layer="layout" svg:width="24.596cm" svg:height="17.781cm" svg:x="8.996cm" svg:y="6.106cm">
          <draw:image xlink:href="Pictures/10000000000003EF000002D813DB0E7A.png" xlink:type="simple" xlink:show="embed" xlink:actuate="onLoad">
            <text:p/>
          </draw:image>
        </draw:frame>
        <draw:custom-shape draw:style-name="gr7" draw:text-style-name="P4" draw:layer="layout" svg:width="1cm" svg:height="2.7cm" svg:x="4.4cm" svg:y="12.4cm">
          <text:p text:style-name="P1"><text:span text:style-name="T1">PC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cm" svg:height="4.2cm" svg:x="6.4cm" svg:y="13.4cm">
          <text:p text:style-name="P1"><text:span text:style-name="T1">Instruction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adrão">
        <draw:custom-shape draw:style-name="gr8" draw:text-style-name="P1" draw:layer="layout" svg:width="16cm" svg:height="1cm" svg:x="7.001cm" svg:y="8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9cm" svg:x2="8.001cm" svg:y2="8cm">
          <text:p/>
        </draw:line>
        <draw:line draw:style-name="gr9" draw:text-style-name="P1" draw:layer="layout" svg:x1="10.001cm" svg:y1="9cm" svg:x2="10.001cm" svg:y2="8cm">
          <text:p/>
        </draw:line>
        <draw:frame draw:style-name="gr10" draw:text-style-name="P5" draw:layer="layout" svg:width="1.137cm" svg:height="0.649cm" svg:x="6.937cm" svg:y="8.201cm">
          <draw:text-box>
            <text:p><text:span text:style-name="T2">0 1</text:span></text:p>
          </draw:text-box>
        </draw:frame>
        <draw:frame draw:style-name="gr10" draw:text-style-name="P5" draw:layer="layout" svg:width="0.925cm" svg:height="0.649cm" svg:x="8.538cm" svg:y="8.202cm">
          <draw:text-box>
            <text:p><text:span text:style-name="T2">RD</text:span></text:p>
          </draw:text-box>
        </draw:frame>
        <draw:frame draw:style-name="gr11" draw:text-style-name="P5" draw:layer="layout" svg:width="3.889cm" svg:height="0.649cm" svg:x="17.094cm" svg:y="8.203cm">
          <draw:text-box>
            <text:p><text:span text:style-name="T2">16-bit Immediate</text:span></text:p>
          </draw:text-box>
        </draw:frame>
        <draw:line draw:style-name="gr9" draw:text-style-name="P1" draw:layer="layout" svg:x1="15.001cm" svg:y1="9cm" svg:x2="15.001cm" svg:y2="8cm">
          <text:p/>
        </draw:line>
        <draw:frame draw:style-name="gr10" draw:text-style-name="P5" draw:layer="layout" svg:width="1.772cm" svg:height="0.649cm" svg:x="11.64cm" svg:y="8.206cm">
          <draw:text-box>
            <text:p><text:span text:style-name="T2">unused</text:span></text:p>
          </draw:text-box>
        </draw:frame>
        <draw:custom-shape draw:style-name="gr8" draw:text-style-name="P1" draw:layer="layout" svg:width="16cm" svg:height="1cm" svg:x="7.002cm" svg:y="10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1cm" svg:x2="8.002cm" svg:y2="10cm">
          <text:p/>
        </draw:line>
        <draw:line draw:style-name="gr9" draw:text-style-name="P1" draw:layer="layout" svg:x1="10.002cm" svg:y1="11cm" svg:x2="10.002cm" svg:y2="10cm">
          <text:p/>
        </draw:line>
        <draw:frame draw:style-name="gr10" draw:text-style-name="P5" draw:layer="layout" svg:width="1.137cm" svg:height="0.649cm" svg:x="6.938cm" svg:y="10.201cm">
          <draw:text-box>
            <text:p><text:span text:style-name="T2">1 1</text:span></text:p>
          </draw:text-box>
        </draw:frame>
        <draw:frame draw:style-name="gr10" draw:text-style-name="P5" draw:layer="layout" svg:width="0.925cm" svg:height="0.649cm" svg:x="8.539cm" svg:y="10.202cm">
          <draw:text-box>
            <text:p><text:span text:style-name="T2">RD</text:span></text:p>
          </draw:text-box>
        </draw:frame>
        <draw:frame draw:style-name="gr10" draw:text-style-name="P5" draw:layer="layout" svg:width="3.889cm" svg:height="0.649cm" svg:x="16.74cm" svg:y="10.203cm">
          <draw:text-box>
            <text:p><text:span text:style-name="T2">16-bit Immediate</text:span></text:p>
          </draw:text-box>
        </draw:frame>
        <draw:line draw:style-name="gr9" draw:text-style-name="P1" draw:layer="layout" svg:x1="15.002cm" svg:y1="11cm" svg:x2="15.002cm" svg:y2="10cm">
          <text:p/>
        </draw:line>
        <draw:frame draw:style-name="gr10" draw:text-style-name="P5" draw:layer="layout" svg:width="1.772cm" svg:height="0.649cm" svg:x="12.641cm" svg:y="10.206cm">
          <draw:text-box>
            <text:p><text:span text:style-name="T2">unused</text:span></text:p>
          </draw:text-box>
        </draw:frame>
        <draw:line draw:style-name="gr9" draw:text-style-name="P1" draw:layer="layout" svg:x1="12.002cm" svg:y1="11cm" svg:x2="12.002cm" svg:y2="10cm">
          <text:p/>
        </draw:line>
        <draw:frame draw:style-name="gr10" draw:text-style-name="P5" draw:layer="layout" svg:width="0.925cm" svg:height="0.649cm" svg:x="10.54cm" svg:y="10.203cm">
          <draw:text-box>
            <text:p><text:span text:style-name="T2">RB</text:span></text:p>
          </draw:text-box>
        </draw:frame>
        <draw:frame draw:style-name="gr3" draw:layer="layout" svg:width="2.229cm" svg:height="0.962cm" svg:x="23.7cm" svg:y="8cm">
          <draw:text-box>
            <text:p>Type I</text:p>
          </draw:text-box>
        </draw:frame>
        <draw:frame draw:style-name="gr3" draw:layer="layout" svg:width="2.407cm" svg:height="0.962cm" svg:x="23.701cm" svg:y="10cm">
          <draw:text-box>
            <text:p>Type II</text:p>
          </draw:text-box>
        </draw:frame>
        <draw:frame draw:style-name="gr3" draw:layer="layout" svg:width="1.734cm" svg:height="0.962cm" svg:x="23.702cm" svg:y="4cm">
          <draw:text-box>
            <text:p>ALU</text:p>
          </draw:text-box>
        </draw:frame>
        <draw:custom-shape draw:style-name="gr8" draw:text-style-name="P1" draw:layer="layout" svg:width="16cm" svg:height="1cm" svg:x="7.002cm" svg:y="1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15cm" svg:x2="8.002cm" svg:y2="14cm">
          <text:p/>
        </draw:line>
        <draw:line draw:style-name="gr9" draw:text-style-name="P1" draw:layer="layout" svg:x1="9.002cm" svg:y1="15cm" svg:x2="9.002cm" svg:y2="14cm">
          <text:p/>
        </draw:line>
        <draw:frame draw:style-name="gr10" draw:text-style-name="P5" draw:layer="layout" svg:width="1.137cm" svg:height="0.649cm" svg:x="6.938cm" svg:y="14.201cm">
          <draw:text-box>
            <text:p><text:span text:style-name="T2">0 0</text:span></text:p>
          </draw:text-box>
        </draw:frame>
        <draw:frame draw:style-name="gr10" draw:text-style-name="P5" draw:layer="layout" svg:width="0.925cm" svg:height="0.649cm" svg:x="8.039cm" svg:y="14.202cm">
          <draw:text-box>
            <text:p><text:span text:style-name="T2">OP</text:span></text:p>
          </draw:text-box>
        </draw:frame>
        <draw:frame draw:style-name="gr10" draw:text-style-name="P5" draw:layer="layout" svg:width="1.772cm" svg:height="0.649cm" svg:x="16.14cm" svg:y="14.203cm">
          <draw:text-box>
            <text:p><text:span text:style-name="T2">unused</text:span></text:p>
          </draw:text-box>
        </draw:frame>
        <draw:line draw:style-name="gr9" draw:text-style-name="P1" draw:layer="layout" svg:x1="11.002cm" svg:y1="15cm" svg:x2="11.002cm" svg:y2="14cm">
          <text:p/>
        </draw:line>
        <draw:frame draw:style-name="gr10" draw:text-style-name="P5" draw:layer="layout" svg:width="0.714cm" svg:height="0.649cm" svg:x="9.641cm" svg:y="14.206cm">
          <draw:text-box>
            <text:p><text:span text:style-name="T2">R</text:span></text:p>
          </draw:text-box>
        </draw:frame>
        <draw:frame draw:style-name="gr3" draw:layer="layout" svg:width="2.229cm" svg:height="0.962cm" svg:x="23.701cm" svg:y="14cm">
          <draw:text-box>
            <text:p>Type I</text:p>
          </draw:text-box>
        </draw:frame>
        <draw:frame draw:style-name="gr3" draw:layer="layout" svg:width="3.461cm" svg:height="0.962cm" svg:x="5.701cm" svg:y="6cm">
          <draw:text-box>
            <text:p>Immediate</text:p>
          </draw:text-box>
        </draw:frame>
        <draw:frame draw:style-name="gr3" draw:layer="layout" svg:width="5.044cm" svg:height="0.962cm" svg:x="5.702cm" svg:y="12cm">
          <draw:text-box>
            <text:p>Control Transfer</text:p>
          </draw:text-box>
        </draw:frame>
        <draw:custom-shape draw:style-name="gr8" draw:text-style-name="P6" draw:layer="layout" svg:width="16cm" svg:height="1cm" svg:x="7.002cm" svg:y="16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7cm" svg:x2="8.002cm" svg:y2="16cm">
          <text:p/>
        </draw:line>
        <draw:line draw:style-name="gr9" draw:text-style-name="P6" draw:layer="layout" svg:x1="9.002cm" svg:y1="17cm" svg:x2="9.002cm" svg:y2="16cm">
          <text:p/>
        </draw:line>
        <draw:frame draw:style-name="gr10" draw:text-style-name="P7" draw:layer="layout" svg:width="1.137cm" svg:height="0.649cm" svg:x="6.938cm" svg:y="16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6.202cm">
          <draw:text-box>
            <text:p><text:span text:style-name="T3">OP</text:span></text:p>
          </draw:text-box>
        </draw:frame>
        <draw:frame draw:style-name="gr10" draw:text-style-name="P7" draw:layer="layout" svg:width="1.772cm" svg:height="0.649cm" svg:x="17.34cm" svg:y="16.203cm">
          <draw:text-box>
            <text:p><text:span text:style-name="T3">unused</text:span></text:p>
          </draw:text-box>
        </draw:frame>
        <draw:line draw:style-name="gr9" draw:text-style-name="P6" draw:layer="layout" svg:x1="13.002cm" svg:y1="17cm" svg:x2="13.002cm" svg:y2="16cm">
          <text:p/>
        </draw:line>
        <draw:frame draw:style-name="gr10" draw:text-style-name="P7" draw:layer="layout" svg:width="0.714cm" svg:height="0.649cm" svg:x="9.641cm" svg:y="16.206cm">
          <draw:text-box>
            <text:p><text:span text:style-name="T3">R</text:span></text:p>
          </draw:text-box>
        </draw:frame>
        <draw:frame draw:style-name="gr3" draw:layer="layout" svg:width="2.407cm" svg:height="0.962cm" svg:x="23.701cm" svg:y="16cm">
          <draw:text-box>
            <text:p>Type II</text:p>
          </draw:text-box>
        </draw:frame>
        <draw:line draw:style-name="gr9" draw:text-style-name="P6" draw:layer="layout" svg:x1="11.002cm" svg:y1="17cm" svg:x2="11.002cm" svg:y2="16cm">
          <text:p/>
        </draw:line>
        <draw:frame draw:style-name="gr10" draw:text-style-name="P7" draw:layer="layout" svg:width="1.772cm" svg:height="0.649cm" svg:x="11.141cm" svg:y="16.207cm">
          <draw:text-box>
            <text:p><text:span text:style-name="T3">CFlags</text:span></text:p>
          </draw:text-box>
        </draw:frame>
        <draw:custom-shape draw:style-name="gr8" draw:text-style-name="P6" draw:layer="layout" svg:width="16cm" svg:height="1cm" svg:x="7.002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8.002cm" svg:y1="19cm" svg:x2="8.002cm" svg:y2="18cm">
          <text:p/>
        </draw:line>
        <draw:line draw:style-name="gr9" draw:text-style-name="P6" draw:layer="layout" svg:x1="9.002cm" svg:y1="19cm" svg:x2="9.002cm" svg:y2="18cm">
          <text:p/>
        </draw:line>
        <draw:frame draw:style-name="gr10" draw:text-style-name="P8" draw:layer="layout" svg:width="16.419cm" svg:height="0.573cm" svg:x="6.814cm" svg:y="17.5cm">
          <draw:text-box>
            <text:p><text:span text:style-name="T4">31 30 29 28 27 <text:s text:c="78"/>0</text:span></text:p>
          </draw:text-box>
        </draw:frame>
        <draw:frame draw:style-name="gr10" draw:text-style-name="P7" draw:layer="layout" svg:width="1.137cm" svg:height="0.649cm" svg:x="6.938cm" svg:y="18.201cm">
          <draw:text-box>
            <text:p><text:span text:style-name="T3">0 0</text:span></text:p>
          </draw:text-box>
        </draw:frame>
        <draw:frame draw:style-name="gr10" draw:text-style-name="P7" draw:layer="layout" svg:width="0.925cm" svg:height="0.649cm" svg:x="8.039cm" svg:y="18.202cm">
          <draw:text-box>
            <text:p><text:span text:style-name="T3">OP</text:span></text:p>
          </draw:text-box>
        </draw:frame>
        <draw:frame draw:style-name="gr10" draw:text-style-name="P7" draw:layer="layout" svg:width="4.524cm" svg:height="0.649cm" svg:x="13.34cm" svg:y="18.203cm">
          <draw:text-box>
            <text:p><text:span text:style-name="T3">PC-relative destiny</text:span></text:p>
          </draw:text-box>
        </draw:frame>
        <draw:frame draw:style-name="gr3" draw:layer="layout" svg:width="2.585cm" svg:height="0.962cm" svg:x="23.701cm" svg:y="18cm">
          <draw:text-box>
            <text:p>Type III</text:p>
          </draw:text-box>
        </draw:frame>
        <draw:frame draw:style-name="gr3" draw:layer="layout" svg:width="6.695cm" svg:height="0.962cm" svg:x="5.702cm" svg:y="2cm">
          <draw:text-box>
            <text:p>Logic and Arithmetical</text:p>
          </draw:text-box>
        </draw:frame>
        <draw:frame draw:style-name="gr3" draw:layer="layout" svg:width="2.792cm" svg:height="0.962cm" svg:x="5.702cm" svg:y="20cm">
          <draw:text-box>
            <text:p>Memory</text:p>
          </draw:text-box>
        </draw:frame>
        <draw:frame draw:style-name="gr10" draw:text-style-name="P8" draw:layer="layout" svg:width="16.419cm" svg:height="0.573cm" svg:x="6.815cm" svg:y="15.501cm">
          <draw:text-box>
            <text:p><text:span text:style-name="T4">31 30 29 28 27 <text:s text:c="6"/>24 23 <text:s text:c="6"/>20 <text:s text:c="57"/>0</text:span></text:p>
          </draw:text-box>
        </draw:frame>
        <draw:frame draw:style-name="gr3" draw:text-style-name="P8" draw:layer="layout" svg:width="16.419cm" svg:height="0.573cm" svg:x="6.816cm" svg:y="13.502cm">
          <draw:text-box>
            <text:p><text:span text:style-name="T4">31 30 29 28 27 <text:s text:c="6"/>24 <text:s text:c="69"/>0</text:span></text:p>
          </draw:text-box>
        </draw:frame>
        <draw:frame draw:style-name="gr3" draw:text-style-name="P8" draw:layer="layout" svg:width="16.419cm" svg:height="0.573cm" svg:x="6.817cm" svg:y="9.503cm">
          <draw:text-box>
            <text:p><text:span text:style-name="T4">31 30 29 <text:s text:c="6"/>26 25 <text:s text:c="6"/>22 21 <text:s text:c="11"/>16 15 <text:s text:c="43"/>0</text:span></text:p>
          </draw:text-box>
        </draw:frame>
        <draw:frame draw:style-name="gr3" draw:text-style-name="P8" draw:layer="layout" svg:width="16.419cm" svg:height="0.573cm" svg:x="6.818cm" svg:y="7.504cm">
          <draw:text-box>
            <text:p><text:span text:style-name="T4">31 30 29 <text:s text:c="6"/>26 25 <text:s text:c="23"/>16 15 <text:s text:c="43"/>0</text:span></text:p>
          </draw:text-box>
        </draw:frame>
        <draw:custom-shape draw:style-name="gr8" draw:text-style-name="P1" draw:layer="layout" svg:width="16cm" svg:height="1cm" svg:x="7.001cm" svg:y="22.0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1cm" svg:y1="23.001cm" svg:x2="8.001cm" svg:y2="22.001cm">
          <text:p/>
        </draw:line>
        <draw:line draw:style-name="gr9" draw:text-style-name="P1" draw:layer="layout" svg:x1="10.001cm" svg:y1="23.001cm" svg:x2="10.001cm" svg:y2="22.001cm">
          <text:p/>
        </draw:line>
        <draw:frame draw:style-name="gr10" draw:text-style-name="P5" draw:layer="layout" svg:width="1.137cm" svg:height="0.649cm" svg:x="6.937cm" svg:y="22.202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3cm" svg:y="22.203cm">
          <draw:text-box>
            <text:p><text:span text:style-name="T2">OP</text:span></text:p>
          </draw:text-box>
        </draw:frame>
        <draw:line draw:style-name="gr9" draw:text-style-name="P1" draw:layer="layout" svg:x1="12.001cm" svg:y1="23.001cm" svg:x2="12.001cm" svg:y2="22.001cm">
          <text:p/>
        </draw:line>
        <draw:line draw:style-name="gr9" draw:text-style-name="P1" draw:layer="layout" svg:x1="14.001cm" svg:y1="23.001cm" svg:x2="14.001cm" svg:y2="22.001cm">
          <text:p/>
        </draw:line>
        <draw:frame draw:style-name="gr10" draw:text-style-name="P5" draw:layer="layout" svg:width="0.925cm" svg:height="0.649cm" svg:x="10.539cm" svg:y="22.204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cm" svg:y="22.205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1cm" svg:y="22.206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cm" svg:y="21.506cm">
          <draw:text-box>
            <text:p><text:span text:style-name="T4">31 30 29 <text:s text:c="6"/>26 25 <text:s text:c="6"/>22 21 <text:s text:c="6"/>19 18 <text:s text:c="48"/>0</text:span></text:p>
          </draw:text-box>
        </draw:frame>
        <draw:custom-shape draw:style-name="gr8" draw:text-style-name="P1" draw:layer="layout" svg:width="16cm" svg:height="1cm" svg:x="7.002cm" svg:y="4.002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8.002cm" svg:y1="5.002cm" svg:x2="8.002cm" svg:y2="4.002cm">
          <text:p/>
        </draw:line>
        <draw:line draw:style-name="gr9" draw:text-style-name="P1" draw:layer="layout" svg:x1="10.002cm" svg:y1="5.002cm" svg:x2="10.002cm" svg:y2="4.002cm">
          <text:p/>
        </draw:line>
        <draw:frame draw:style-name="gr10" draw:text-style-name="P5" draw:layer="layout" svg:width="1.137cm" svg:height="0.649cm" svg:x="6.938cm" svg:y="4.203cm">
          <draw:text-box>
            <text:p><text:span text:style-name="T2">1 0</text:span></text:p>
          </draw:text-box>
        </draw:frame>
        <draw:frame draw:style-name="gr10" draw:text-style-name="P5" draw:layer="layout" svg:width="0.925cm" svg:height="0.649cm" svg:x="8.554cm" svg:y="4.204cm">
          <draw:text-box>
            <text:p><text:span text:style-name="T2">OP</text:span></text:p>
          </draw:text-box>
        </draw:frame>
        <draw:line draw:style-name="gr9" draw:text-style-name="P1" draw:layer="layout" svg:x1="12.002cm" svg:y1="5.002cm" svg:x2="12.002cm" svg:y2="4.002cm">
          <text:p/>
        </draw:line>
        <draw:line draw:style-name="gr9" draw:text-style-name="P1" draw:layer="layout" svg:x1="14.002cm" svg:y1="5.002cm" svg:x2="14.002cm" svg:y2="4.002cm">
          <text:p/>
        </draw:line>
        <draw:frame draw:style-name="gr10" draw:text-style-name="P5" draw:layer="layout" svg:width="0.925cm" svg:height="0.649cm" svg:x="10.54cm" svg:y="4.205cm">
          <draw:text-box>
            <text:p><text:span text:style-name="T2">RD</text:span></text:p>
          </draw:text-box>
        </draw:frame>
        <draw:frame draw:style-name="gr10" draw:text-style-name="P5" draw:layer="layout" svg:width="0.925cm" svg:height="0.649cm" svg:x="12.541cm" svg:y="4.206cm">
          <draw:text-box>
            <text:p><text:span text:style-name="T2">RB</text:span></text:p>
          </draw:text-box>
        </draw:frame>
        <draw:frame draw:style-name="gr10" draw:text-style-name="P5" draw:layer="layout" svg:width="1.772cm" svg:height="0.649cm" svg:x="17.342cm" svg:y="4.207cm">
          <draw:text-box>
            <text:p><text:span text:style-name="T2">unused</text:span></text:p>
          </draw:text-box>
        </draw:frame>
        <draw:frame draw:style-name="gr3" draw:text-style-name="P8" draw:layer="layout" svg:width="16.419cm" svg:height="0.573cm" svg:x="6.821cm" svg:y="3.507cm">
          <draw:text-box>
            <text:p><text:span text:style-name="T4">31 30 29 <text:s text:c="6"/>26 25 <text:s text:c="6"/>22 21 <text:s text:c="6"/>19 18 <text:s text:c="48"/>0</text:span></text:p>
          </draw:text-box>
        </draw:frame>
      </draw:page>
      <draw:page draw:name="page4" draw:style-name="dp1" draw:master-page-name="Padrão">
        <draw:rect draw:style-name="gr1" draw:text-style-name="P9" draw:layer="layout" svg:width="4.547cm" svg:height="6cm" svg:x="8.453cm" svg:y="1cm">
          <text:p text:style-name="P9"><text:span text:style-name="T5">Instruction</text:span></text:p>
          <text:p text:style-name="P9"><text:span text:style-name="T5">Fetch</text:span></text:p>
        </draw:rect>
        <draw:line draw:style-name="gr2" draw:text-style-name="P10" draw:layer="layout" svg:x1="6.453cm" svg:y1="1.981cm" svg:x2="8.453cm" svg:y2="1.981cm">
          <text:p/>
        </draw:line>
        <draw:line draw:style-name="gr5" draw:text-style-name="P10" draw:layer="layout" svg:x1="15.005cm" svg:y1="2.017cm" svg:x2="13.005cm" svg:y2="2.017cm">
          <text:p/>
        </draw:line>
        <draw:line draw:style-name="gr5" draw:text-style-name="P10" draw:layer="layout" svg:x1="15.005cm" svg:y1="4.017cm" svg:x2="13.005cm" svg:y2="4.017cm">
          <text:p/>
        </draw:line>
        <draw:line draw:style-name="gr5" draw:text-style-name="P10" draw:layer="layout" svg:x1="15.005cm" svg:y1="3.017cm" svg:x2="13.005cm" svg:y2="3.017cm">
          <text:p/>
        </draw:line>
        <draw:line draw:style-name="gr2" draw:text-style-name="P10" draw:layer="layout" svg:x1="15.005cm" svg:y1="5.017cm" svg:x2="13.005cm" svg:y2="5.017cm">
          <text:p/>
        </draw:line>
        <draw:rect draw:style-name="gr1" draw:text-style-name="P9" draw:layer="layout" svg:width="4.546cm" svg:height="13cm" svg:x="8.454cm" svg:y="8cm">
          <text:p text:style-name="P11"><text:span text:style-name="T6">Instruction</text:span></text:p>
          <text:p text:style-name="P11"><text:span text:style-name="T6">Decode</text:span></text:p>
        </draw:rect>
        <draw:line draw:style-name="gr2" draw:text-style-name="P2" draw:layer="layout" svg:x1="6.454cm" svg:y1="9cm" svg:x2="8.454cm" svg:y2="9cm">
          <text:p/>
        </draw:line>
        <draw:line draw:style-name="gr2" draw:text-style-name="P2" draw:layer="layout" svg:x1="6.454cm" svg:y1="10cm" svg:x2="8.454cm" svg:y2="10cm">
          <text:p/>
        </draw:line>
        <draw:line draw:style-name="gr5" draw:text-style-name="P2" draw:layer="layout" svg:x1="6.454cm" svg:y1="11cm" svg:x2="8.454cm" svg:y2="11cm">
          <text:p/>
        </draw:line>
        <draw:line draw:style-name="gr2" draw:text-style-name="P2" draw:layer="layout" svg:x1="15.006cm" svg:y1="9cm" svg:x2="13.006cm" svg:y2="9cm">
          <text:p/>
        </draw:line>
        <draw:line draw:style-name="gr2" draw:text-style-name="P2" draw:layer="layout" svg:x1="15.006cm" svg:y1="11cm" svg:x2="13.006cm" svg:y2="11cm">
          <text:p/>
        </draw:line>
        <draw:line draw:style-name="gr5" draw:text-style-name="P2" draw:layer="layout" svg:x1="6.454cm" svg:y1="12cm" svg:x2="8.454cm" svg:y2="12cm">
          <text:p/>
        </draw:line>
        <draw:line draw:style-name="gr2" draw:text-style-name="P2" draw:layer="layout" svg:x1="15.006cm" svg:y1="10cm" svg:x2="13.006cm" svg:y2="10cm">
          <text:p/>
        </draw:line>
        <draw:line draw:style-name="gr2" draw:text-style-name="P2" draw:layer="layout" svg:x1="15.006cm" svg:y1="13.014cm" svg:x2="13.006cm" svg:y2="13.014cm">
          <text:p/>
        </draw:line>
        <draw:line draw:style-name="gr5" draw:text-style-name="P2" draw:layer="layout" svg:x1="15.006cm" svg:y1="12.021cm" svg:x2="13.006cm" svg:y2="12.021cm">
          <text:p/>
        </draw:line>
        <draw:line draw:style-name="gr2" draw:text-style-name="P2" draw:layer="layout" svg:x1="6.454cm" svg:y1="13cm" svg:x2="8.454cm" svg:y2="13cm">
          <text:p/>
        </draw:line>
        <draw:line draw:style-name="gr5" draw:text-style-name="P2" draw:layer="layout" svg:x1="6.455cm" svg:y1="14cm" svg:x2="8.455cm" svg:y2="14cm">
          <text:p/>
        </draw:line>
        <draw:line draw:style-name="gr5" draw:text-style-name="P2" draw:layer="layout" svg:x1="6.455cm" svg:y1="15cm" svg:x2="8.455cm" svg:y2="15cm">
          <text:p/>
        </draw:line>
        <draw:line draw:style-name="gr5" draw:text-style-name="P2" draw:layer="layout" svg:x1="6.455cm" svg:y1="16cm" svg:x2="8.455cm" svg:y2="16cm">
          <text:p/>
        </draw:line>
        <draw:line draw:style-name="gr5" draw:text-style-name="P2" draw:layer="layout" svg:x1="6.455cm" svg:y1="17cm" svg:x2="8.455cm" svg:y2="17cm">
          <text:p/>
        </draw:line>
        <draw:line draw:style-name="gr2" draw:text-style-name="P2" draw:layer="layout" svg:x1="15.007cm" svg:y1="14.021cm" svg:x2="13.007cm" svg:y2="14.021cm">
          <text:p/>
        </draw:line>
        <draw:line draw:style-name="gr2" draw:text-style-name="P2" draw:layer="layout" svg:x1="15.006cm" svg:y1="15.028cm" svg:x2="13.006cm" svg:y2="15.028cm">
          <text:p/>
        </draw:line>
        <draw:line draw:style-name="gr5" draw:text-style-name="P2" draw:layer="layout" svg:x1="15.006cm" svg:y1="16.042cm" svg:x2="13.006cm" svg:y2="16.042cm">
          <text:p/>
        </draw:line>
        <draw:line draw:style-name="gr5" draw:text-style-name="P2" draw:layer="layout" svg:x1="15.007cm" svg:y1="17.042cm" svg:x2="13.007cm" svg:y2="17.042cm">
          <text:p/>
        </draw:line>
        <draw:line draw:style-name="gr5" draw:text-style-name="P2" draw:layer="layout" svg:x1="15.007cm" svg:y1="18.042cm" svg:x2="13.007cm" svg:y2="18.042cm">
          <text:p/>
        </draw:line>
        <draw:line draw:style-name="gr5" draw:text-style-name="P2" draw:layer="layout" svg:x1="15.007cm" svg:y1="19.042cm" svg:x2="13.007cm" svg:y2="19.042cm">
          <text:p/>
        </draw:line>
        <draw:frame draw:style-name="gr3" draw:text-style-name="P13" draw:layer="layout" svg:width="3.55cm" svg:height="4.753cm" svg:x="3.049cm" svg:y="1.617cm">
          <draw:text-box>
            <text:p text:style-name="P12"><text:span text:style-name="T7">clock</text:span></text:p>
            <text:p text:style-name="P12"><text:span text:style-name="T7">reset</text:span></text:p>
            <text:p text:style-name="P12"><text:span text:style-name="T7">sram_data_io</text:span></text:p>
            <text:p text:style-name="P12"><text:span text:style-name="T7">branch_pc</text:span></text:p>
            <text:p text:style-name="P12"><text:span text:style-name="T7">branch_reg</text:span></text:p>
          </draw:text-box>
        </draw:frame>
        <draw:line draw:style-name="gr2" draw:text-style-name="P10" draw:layer="layout" svg:x1="6.453cm" svg:y1="2.981cm" svg:x2="8.453cm" svg:y2="2.981cm">
          <text:p/>
        </draw:line>
        <draw:line draw:style-name="gr5" draw:text-style-name="P10" draw:layer="layout" svg:x1="6.453cm" svg:y1="3.981cm" svg:x2="8.453cm" svg:y2="3.981cm">
          <text:p/>
        </draw:line>
        <draw:line draw:style-name="gr5" draw:text-style-name="P10" draw:layer="layout" svg:x1="6.453cm" svg:y1="4.981cm" svg:x2="8.453cm" svg:y2="4.981cm">
          <text:p/>
        </draw:line>
        <draw:line draw:style-name="gr5" draw:text-style-name="P10" draw:layer="layout" svg:x1="6.453cm" svg:y1="5.981cm" svg:x2="8.453cm" svg:y2="5.981cm">
          <text:p/>
        </draw:line>
        <draw:frame draw:style-name="gr3" draw:text-style-name="P15" draw:layer="layout" svg:width="4.312cm" svg:height="3.747cm" svg:x="14.9cm" svg:y="1.618cm">
          <draw:text-box>
            <text:p text:style-name="P14"><text:span text:style-name="T7">new_pc</text:span></text:p>
            <text:p text:style-name="P14"><text:span text:style-name="T7">instruction_reg</text:span></text:p>
            <text:p text:style-name="P14"><text:span text:style-name="T7">sram_addr</text:span></text:p>
            <text:p text:style-name="P14"><text:span text:style-name="T7">sram_wen_n</text:span></text:p>
          </draw:text-box>
        </draw:frame>
        <draw:frame draw:style-name="gr3" draw:text-style-name="P13" draw:layer="layout" svg:width="4.312cm" svg:height="8.777cm" svg:x="2.3cm" svg:y="8.629cm">
          <draw:text-box>
            <text:p text:style-name="P12"><text:span text:style-name="T7">clock</text:span></text:p>
            <text:p text:style-name="P12"><text:span text:style-name="T7">reset</text:span></text:p>
            <text:p text:style-name="P12"><text:span text:style-name="T7">instruction_reg</text:span></text:p>
            <text:p text:style-name="P12"><text:span text:style-name="T7">new_pc</text:span></text:p>
            <text:p text:style-name="P12"><text:span text:style-name="T7">w_en</text:span></text:p>
            <text:p text:style-name="P12"><text:span text:style-name="T7">w_reg_addr</text:span></text:p>
            <text:p text:style-name="P12"><text:span text:style-name="T7">reg_data</text:span></text:p>
            <text:p text:style-name="P12"><text:span text:style-name="T7">fwd_mem_data</text:span></text:p>
            <text:p text:style-name="P12"><text:span text:style-name="T7">fwd_ex_data</text:span></text:p>
          </draw:text-box>
        </draw:frame>
        <draw:frame draw:style-name="gr3" draw:text-style-name="P15" draw:layer="layout" svg:width="5.074cm" svg:height="11.795cm" svg:x="14.9cm" svg:y="8.63cm">
          <draw:text-box>
            <text:p text:style-name="P14"><text:span text:style-name="T7">select_rd</text:span></text:p>
            <text:p text:style-name="P14"><text:span text:style-name="T7">reg_file_w_en</text:span></text:p>
            <text:p text:style-name="P14"><text:span text:style-name="T7">write_back_mux_sel</text:span></text:p>
            <text:p text:style-name="P14"><text:span text:style-name="T7">data_mem_w_en</text:span></text:p>
            <text:p text:style-name="P14"><text:span text:style-name="T7">alu_opcode</text:span></text:p>
            <text:p text:style-name="P14"><text:span text:style-name="T7">alu_a_mux_sel</text:span></text:p>
            <text:p text:style-name="P14"><text:span text:style-name="T7">alu_b_mux_sel</text:span></text:p>
            <text:p text:style-name="P14"><text:span text:style-name="T7">instruction_reg</text:span></text:p>
            <text:p text:style-name="P14"><text:span text:style-name="T7">constant</text:span></text:p>
            <text:p text:style-name="P14"><text:span text:style-name="T7">data_alu_a</text:span></text:p>
            <text:p text:style-name="P14"><text:span text:style-name="T7">data_alu_b</text:span></text:p>
            <text:p text:style-name="P14"><text:span text:style-name="T7">new_pc</text:span></text:p>
          </draw:text-box>
        </draw:frame>
        <draw:rect draw:style-name="gr1" draw:text-style-name="P9" draw:layer="layout" svg:width="4.547cm" svg:height="9cm" svg:x="29.454cm" svg:y="1cm">
          <text:p text:style-name="P9"><text:span text:style-name="T5">Write Back</text:span></text:p>
        </draw:rect>
        <draw:line draw:style-name="gr2" draw:text-style-name="P10" draw:layer="layout" svg:x1="27.454cm" svg:y1="1.981cm" svg:x2="29.454cm" svg:y2="1.981cm">
          <text:p/>
        </draw:line>
        <draw:line draw:style-name="gr5" draw:text-style-name="P10" draw:layer="layout" svg:x1="36.006cm" svg:y1="2.017cm" svg:x2="34.006cm" svg:y2="2.017cm">
          <text:p/>
        </draw:line>
        <draw:line draw:style-name="gr2" draw:text-style-name="P10" draw:layer="layout" svg:x1="36.006cm" svg:y1="4.017cm" svg:x2="34.006cm" svg:y2="4.017cm">
          <text:p/>
        </draw:line>
        <draw:line draw:style-name="gr5" draw:text-style-name="P10" draw:layer="layout" svg:x1="36.006cm" svg:y1="3.017cm" svg:x2="34.006cm" svg:y2="3.017cm">
          <text:p/>
        </draw:line>
        <draw:frame draw:style-name="gr3" draw:text-style-name="P13" draw:layer="layout" svg:width="5.074cm" svg:height="7.771cm" svg:x="22.45cm" svg:y="1.617cm">
          <draw:text-box>
            <text:p text:style-name="P12"><text:span text:style-name="T7">clock</text:span></text:p>
            <text:p text:style-name="P12"><text:span text:style-name="T7">reset</text:span></text:p>
            <text:p text:style-name="P12"><text:span text:style-name="T7">mem_data</text:span></text:p>
            <text:p text:style-name="P12"><text:span text:style-name="T7">alu_data</text:span></text:p>
            <text:p text:style-name="P12"><text:span text:style-name="T7">w_reg_addr</text:span></text:p>
            <text:p text:style-name="P12"><text:span text:style-name="T7">reg_file_w_en</text:span></text:p>
            <text:p text:style-name="P14"><text:span text:style-name="T7">write_back_mux_sel</text:span></text:p>
            <text:p text:style-name="P12"><text:span text:style-name="T7">select_rd</text:span></text:p>
          </draw:text-box>
        </draw:frame>
        <draw:line draw:style-name="gr2" draw:text-style-name="P10" draw:layer="layout" svg:x1="27.454cm" svg:y1="2.981cm" svg:x2="29.454cm" svg:y2="2.981cm">
          <text:p/>
        </draw:line>
        <draw:line draw:style-name="gr5" draw:text-style-name="P10" draw:layer="layout" svg:x1="27.454cm" svg:y1="3.981cm" svg:x2="29.454cm" svg:y2="3.981cm">
          <text:p/>
        </draw:line>
        <draw:line draw:style-name="gr5" draw:text-style-name="P10" draw:layer="layout" svg:x1="27.454cm" svg:y1="4.981cm" svg:x2="29.454cm" svg:y2="4.981cm">
          <text:p/>
        </draw:line>
        <draw:line draw:style-name="gr5" draw:text-style-name="P10" draw:layer="layout" svg:x1="27.454cm" svg:y1="5.981cm" svg:x2="29.454cm" svg:y2="5.981cm">
          <text:p/>
        </draw:line>
        <draw:frame draw:style-name="gr3" draw:text-style-name="P15" draw:layer="layout" svg:width="3.804cm" svg:height="2.741cm" svg:x="35.901cm" svg:y="1.618cm">
          <draw:text-box>
            <text:p text:style-name="P14"><text:span text:style-name="T7">w_reg_addr</text:span></text:p>
            <text:p text:style-name="P14"><text:span text:style-name="T7">reg_data</text:span></text:p>
            <text:p text:style-name="P14"><text:span text:style-name="T7">reg_file_w_en</text:span></text:p>
          </draw:text-box>
        </draw:frame>
        <draw:line draw:style-name="gr5" draw:text-style-name="P2" draw:layer="layout" svg:x1="15.007cm" svg:y1="20.042cm" svg:x2="13.007cm" svg:y2="20.042cm">
          <text:p/>
        </draw:line>
        <draw:line draw:style-name="gr2" draw:text-style-name="P10" draw:layer="layout" svg:x1="27.454cm" svg:y1="6.981cm" svg:x2="29.454cm" svg:y2="6.981cm">
          <text:p/>
        </draw:line>
        <draw:line draw:style-name="gr2" draw:text-style-name="P10" draw:layer="layout" svg:x1="27.454cm" svg:y1="7.981cm" svg:x2="29.454cm" svg:y2="7.981cm">
          <text:p/>
        </draw:line>
        <draw:line draw:style-name="gr2" draw:text-style-name="P10" draw:layer="layout" svg:x1="27.454cm" svg:y1="8.981cm" svg:x2="29.454cm" svg:y2="8.981cm">
          <text:p/>
        </draw:line>
        <draw:rect draw:style-name="gr1" draw:text-style-name="P9" draw:layer="layout" svg:width="4.547cm" svg:height="8cm" svg:x="29.455cm" svg:y="11cm">
          <text:p text:style-name="P9"><text:span text:style-name="T5">Memory</text:span></text:p>
          <text:p text:style-name="P9"><text:span text:style-name="T5">Access</text:span></text:p>
        </draw:rect>
        <draw:line draw:style-name="gr2" draw:text-style-name="P10" draw:layer="layout" svg:x1="27.455cm" svg:y1="11.981cm" svg:x2="29.455cm" svg:y2="11.981cm">
          <text:p/>
        </draw:line>
        <draw:line draw:style-name="gr5" draw:text-style-name="P10" draw:layer="layout" svg:x1="36.007cm" svg:y1="12.017cm" svg:x2="34.007cm" svg:y2="12.017cm">
          <text:p/>
        </draw:line>
        <draw:line draw:style-name="gr2" draw:text-style-name="P10" draw:layer="layout" svg:x1="36.007cm" svg:y1="14.017cm" svg:x2="34.007cm" svg:y2="14.017cm">
          <text:p/>
        </draw:line>
        <draw:line draw:style-name="gr5" draw:text-style-name="P10" draw:layer="layout" svg:x1="36.007cm" svg:y1="13.017cm" svg:x2="34.007cm" svg:y2="13.017cm">
          <text:p/>
        </draw:line>
        <draw:frame draw:style-name="gr3" draw:text-style-name="P13" draw:layer="layout" svg:width="4.566cm" svg:height="6.765cm" svg:x="22.951cm" svg:y="11.617cm">
          <draw:text-box>
            <text:p text:style-name="P12"><text:span text:style-name="T7">clock</text:span></text:p>
            <text:p text:style-name="P12"><text:span text:style-name="T7">reset</text:span></text:p>
            <text:p text:style-name="P12"><text:span text:style-name="T7">sdram_data_ready</text:span></text:p>
            <text:p text:style-name="P12"><text:span text:style-name="T7">sdram_w_en</text:span></text:p>
            <text:p text:style-name="P12"><text:span text:style-name="T7">sdram_addr</text:span></text:p>
            <text:p text:style-name="P12"><text:span text:style-name="T7">sdram_data_io</text:span></text:p>
            <text:p text:style-name="P12"><text:span text:style-name="T7">alu_data</text:span></text:p>
          </draw:text-box>
        </draw:frame>
        <draw:line draw:style-name="gr2" draw:text-style-name="P10" draw:layer="layout" svg:x1="27.455cm" svg:y1="12.981cm" svg:x2="29.455cm" svg:y2="12.981cm">
          <text:p/>
        </draw:line>
        <draw:line draw:style-name="gr2" draw:text-style-name="P10" draw:layer="layout" svg:x1="27.455cm" svg:y1="13.981cm" svg:x2="29.455cm" svg:y2="13.981cm">
          <text:p/>
        </draw:line>
        <draw:line draw:style-name="gr2" draw:text-style-name="P10" draw:layer="layout" svg:x1="27.455cm" svg:y1="14.981cm" svg:x2="29.455cm" svg:y2="14.981cm">
          <text:p/>
        </draw:line>
        <draw:line draw:style-name="gr5" draw:text-style-name="P10" draw:layer="layout" svg:x1="27.455cm" svg:y1="15.981cm" svg:x2="29.455cm" svg:y2="15.981cm">
          <text:p/>
        </draw:line>
        <draw:frame draw:style-name="gr3" draw:text-style-name="P15" draw:layer="layout" svg:width="3.042cm" svg:height="2.741cm" svg:x="35.902cm" svg:y="11.618cm">
          <draw:text-box>
            <text:p text:style-name="P14"><text:span text:style-name="T7">mem_data</text:span></text:p>
            <text:p text:style-name="P14"><text:span text:style-name="T7">sdram_addr</text:span></text:p>
            <text:p text:style-name="P14"><text:span text:style-name="T7">sdram_w_en</text:span></text:p>
          </draw:text-box>
        </draw:frame>
        <draw:line draw:style-name="gr5" draw:text-style-name="P10" draw:layer="layout" svg:x1="27.455cm" svg:y1="16.981cm" svg:x2="29.455cm" svg:y2="16.981cm">
          <text:p/>
        </draw:line>
        <draw:line draw:style-name="gr5" draw:text-style-name="P10" draw:layer="layout" svg:x1="27.455cm" svg:y1="17.981cm" svg:x2="29.455cm" svg:y2="17.981cm">
          <text:p/>
        </draw:line>
      </draw:page>
      <draw:page draw:name="page5" draw:style-name="dp1" draw:master-page-name="Padrão">
        <draw:custom-shape draw:style-name="gr12" draw:text-style-name="P16" xml:id="id1" draw:id="id1" draw:layer="layout" svg:width="1.888cm" svg:height="0.6cm" svg:x="1.112cm" svg:y="4.1cm">
          <text:p text:style-name="P1"><text:span text:style-name="T8">PC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0.3cm" svg:height="0.3cm" draw:transform="rotate (-1.5707963267949) translate (1.418cm 4.25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1" draw:layer="layout" svg:x1="3cm" svg:y1="4.4cm" svg:x2="3.25cm" svg:y2="3.2cm" draw:start-shape="id1" draw:start-glue-point="1" draw:end-shape="id2" draw:end-glue-point="8" svg:d="m3000 4400h250v-1200" svg:viewBox="0 0 251 1201">
          <text:p/>
        </draw:connector>
        <draw:frame draw:style-name="gr3" draw:text-style-name="P17" xml:id="id3" draw:id="id3" draw:layer="layout" svg:width="0.697cm" svg:height="0.645cm" svg:x="0.8cm" svg:y="2.536cm">
          <draw:text-box>
            <text:p><text:span text:style-name="T9">1</text:span></text:p>
          </draw:text-box>
        </draw:frame>
        <draw:connector draw:style-name="gr14" draw:text-style-name="P1" draw:layer="layout" svg:x1="1.497cm" svg:y1="2.858cm" svg:x2="2.9cm" svg:y2="2.85cm" draw:start-shape="id3" draw:start-glue-point="1" draw:end-shape="id2" draw:end-glue-point="6" svg:d="m1497 2858h701v-8h702" svg:viewBox="0 0 1404 9">
          <text:p/>
        </draw:connector>
        <draw:custom-shape draw:style-name="gr15" draw:text-style-name="P1" xml:id="id2" draw:id="id2" draw:layer="layout" svg:width="0.7cm" svg:height="0.7cm" svg:x="2.9cm" svg:y="2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16" draw:text-style-name="P1" draw:layer="layout" svg:width="1.6cm" svg:height="0.6cm" draw:transform="rotate (1.5707963267949) translate (5.1cm 3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6" draw:text-style-name="P1" draw:layer="layout" svg:width="21.154cm" svg:height="18.999cm" svg:x="14.846cm" svg:y="5.801cm">
          <draw:image xlink:href="Pictures/10000201000017BC000015516C5F06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_20_3" draw:display-name="Arrowhead 3" svg:viewBox="0 0 836 110" svg:d="m0 0h278 278 280v36 36 38h-278-278-280v-36-36z"/>
    <draw:marker draw:name="Arrowhead_20_4" draw:display-name="Arrowhead 4" svg:viewBox="0 0 1013 1130" svg:d="m1009 1050-449-1008-22-30-29-12-34 12-21 26-449 1012-5 13v8l5 21 12 21 17 13 21 4h903l21-4 21-13 9-21 4-21v-8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09T16:42:19.651932620</dc:date>
    <dc:creator>João Carlos Nunes Bittencourt</dc:creator>
    <meta:editing-duration>PT22H33M13S</meta:editing-duration>
    <meta:editing-cycles>19</meta:editing-cycles>
    <meta:generator>LibreOffice/4.1.4.2$Linux_X86_64 LibreOffice_project/410m0$Build-2</meta:generator>
    <meta:document-statistic meta:object-count="174"/>
  </office:meta>
</office:document-meta>
</file>